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Kingthings Calligraphica 2" svg:font-family="'Kingthings Calligraphica 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ingthings Calligraphica 2" fo:font-size="54pt" style:font-size-asian="54pt" style:font-size-complex="54pt"/>
    </style:style>
    <style:style style:name="T1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atzjagd</text:p>
      <text:p text:style-name="Standard"><text:a xlink:type="simple" xlink:href="http://www.fontasy.de/font-1080-calligraphicakingthings.php?lang=de" text:style-name="Internet_20_link" text:visited-style-name="Visited_20_Internet_20_Link"/></text:p>
      <text:p text:style-name="Standard"><text:a xlink:type="simple" xlink:href="http://www.fontasy.de/font-1080-calligraphicakingthings.php?lang=de" text:style-name="Internet_20_link" text:visited-style-name="Visited_20_Internet_20_Link"/></text:p>
      <text:p text:style-name="Standard">Font:</text:p>
      <text:p text:style-name="Standard"><text:a xlink:type="simple" xlink:href="http://www.fontasy.de/font-1080-calligraphicakingthings.php?lang=de" text:style-name="Internet_20_link" text:visited-style-name="Visited_20_Internet_20_Link">http://www.fontasy.de/font-1080-calligraphicakingthings.php?lang=de</text:a> </text:p>
      <text:p text:style-name="Standard"/>
      <text:p text:style-name="Standard">Farben:</text:p>
      <text:p text:style-name="Courier_20_New">Gelb: <text:tab/><text:span text:style-name="T1">ffd22a ff</text:span></text:p>
      <text:p text:style-name="Courier_20_New">Blau: <text:tab/><text:span text:style-name="T1">04a3ff ff</text:span></text:p>
      <text:p text:style-name="Courier_20_New">Rot: <text:tab/><text:span text:style-name="T1">ff0404 ff</text:span></text:p>
      <text:p text:style-name="Courier_20_New">Grün: <text:tab/><text:span text:style-name="T1">01ff1f ff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Kingthings Calligraphica 2" svg:font-family="'Kingthings Calligraphica 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urier" style:family="paragraph" style:parent-style-name="Standard"/>
    <style:style style:name="Courier_20_New" style:display-name="Courier New" style:family="paragraph" style:parent-style-name="Courier"/>
    <style:style style:name="Consolas" style:family="paragraph" style:parent-style-name="Courier_20_New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12S</meta:editing-duration>
    <meta:editing-cycles>5</meta:editing-cycles>
    <meta:generator>OpenOffice/4.1.5$Win32 OpenOffice.org_project/415m1$Build-9789</meta:generator>
    <dc:date>2020-03-15T11:04:00.99</dc:date>
    <dc:creator>Jirka Dell'Oro-Friedl</dc:creator>
    <meta:document-statistic meta:table-count="0" meta:image-count="0" meta:object-count="0" meta:page-count="1" meta:paragraph-count="8" meta:word-count="16" meta:character-count="153"/>
    <meta:user-defined meta:name="Info 1"/>
    <meta:user-defined meta:name="Info 2"/>
    <meta:user-defined meta:name="Info 3"/>
    <meta:user-defined meta:name="Info 4"/>
  </office:meta>
</office:document-meta>
</file>